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14pt" style:font-size-asian="14pt" style:font-size-complex="14pt"/>
    </style:style>
    <style:style style:name="P6" style:parent-style-name="NoSpacing" style:family="paragraph">
      <style:paragraph-properties fo:text-align="end"/>
    </style:style>
    <style:style style:name="T7" style:parent-style-name="DefaultParagraphFont" style:family="text">
      <style:text-properties fo:color="#595959" fo:font-size="9pt" style:font-size-asian="9pt" style:font-size-complex="9pt"/>
    </style:style>
    <style:style style:name="T8" style:parent-style-name="DefaultParagraphFont" style:family="text">
      <style:text-properties style:font-name="Times New Roman" style:font-name-complex="Times New Roman"/>
    </style:style>
    <style:style style:name="P9" style:parent-style-name="NoSpacing" style:family="paragraph">
      <style:paragraph-properties fo:text-align="end"/>
      <style:text-properties fo:color="#156082" fo:font-size="14pt" style:font-size-asian="14pt" style:font-size-complex="14pt"/>
    </style:style>
    <style:style style:name="P10" style:parent-style-name="NoSpacing" style:family="paragraph">
      <style:paragraph-properties fo:text-align="end"/>
    </style:style>
    <style:style style:name="T11" style:parent-style-name="DefaultParagraphFont" style:family="text">
      <style:text-properties fo:color="#595959" fo:font-size="10pt" style:font-size-asian="10pt" style:font-size-complex="10pt"/>
    </style:style>
    <style:style style:name="T12" style:parent-style-name="DefaultParagraphFont" style:family="text">
      <style:text-properties fo:color="#595959" fo:font-size="10pt" style:font-size-asian="10pt" style:font-size-complex="10pt"/>
    </style:style>
    <style:style style:name="T13" style:parent-style-name="DefaultParagraphFont" style:family="text">
      <style:text-properties fo:color="#595959" fo:font-size="10pt" style:font-size-asian="10pt" style:font-size-complex="10pt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P15" style:parent-style-name="Normal" style:family="paragraph">
      <style:paragraph-properties fo:text-align="end"/>
    </style:style>
    <style:style style:name="T16" style:parent-style-name="DefaultParagraphFont" style:family="text">
      <style:text-properties fo:text-transform="uppercase" fo:color="#156082" fo:font-size="32pt" style:font-size-asian="32pt" style:font-size-complex="32pt"/>
    </style:style>
    <style:style style:name="P17" style:parent-style-name="Normal" style:family="paragraph">
      <style:paragraph-properties fo:text-align="end"/>
    </style:style>
    <style:style style:name="T18" style:parent-style-name="DefaultParagraphFont" style:family="text">
      <style:text-properties fo:color="#404040" fo:font-size="18pt" style:font-size-asian="18pt" style:font-size-complex="18pt"/>
    </style:style>
    <style:style style:name="P19" style:parent-style-name="Normal" style:family="paragraph">
      <style:paragraph-properties fo:break-before="page"/>
    </style:style>
    <style:style style:name="P20" style:parent-style-name="TOCHeading" style:family="paragraph">
      <style:text-properties style:font-name="Times New Roman" style:font-name-complex="Times New Roman"/>
    </style:style>
    <style:style style:name="P21" style:parent-style-name="TOCHeading" style:family="paragraph">
      <style:text-properties style:font-name="Times New Roman" style:font-name-complex="Times New Roman"/>
    </style:style>
    <style:style style:name="P22" style:parent-style-name="TOCHeading" style:family="paragraph">
      <style:text-properties style:font-name="Times New Roman" style:font-name-complex="Times New Roman"/>
    </style:style>
    <style:style style:name="P23" style:parent-style-name="TOCHeading" style:family="paragraph">
      <style:text-properties style:font-name="Times New Roman" style:font-name-complex="Times New Roman"/>
    </style:style>
    <style:style style:name="P24" style:parent-style-name="TOCHeading" style:family="paragraph">
      <style:text-properties style:font-name="Times New Roman" style:font-name-complex="Times New Roman"/>
    </style:style>
    <style:style style:name="P25" style:parent-style-name="TOCHeading" style:family="paragraph">
      <style:text-properties style:font-name="Times New Roman" style:font-name-complex="Times New Roman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T27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T31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35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39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43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T45" style:parent-style-name="DefaultParagraphFont" style:family="text">
      <style:text-properties style:font-name="Times New Roman" style:font-name-complex="Times New Roman"/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T47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51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55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59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60" style:parent-style-name="DefaultParagraphFont" style:family="text">
      <style:text-properties style:font-name="Times New Roman" style:font-name-complex="Times New Roman"/>
    </style:style>
    <style:style style:name="T61" style:parent-style-name="DefaultParagraphFont" style:family="text">
      <style:text-properties style:font-name="Times New Roman" style:font-name-complex="Times New Roman"/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63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64" style:parent-style-name="DefaultParagraphFont" style:family="text">
      <style:text-properties style:font-name="Times New Roman" style:font-name-complex="Times New Roman"/>
    </style:style>
    <style:style style:name="T65" style:parent-style-name="DefaultParagraphFont" style:family="text">
      <style:text-properties style:font-name="Times New Roman" style:font-name-complex="Times New Roman"/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67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68" style:parent-style-name="DefaultParagraphFont" style:family="text">
      <style:text-properties style:font-name="Times New Roman" style:font-name-complex="Times New Roman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71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 style:font-name-complex="Times New Roman"/>
    </style:style>
    <style:style style:name="T73" style:parent-style-name="DefaultParagraphFont" style:family="text">
      <style:text-properties style:font-name="Times New Roman" style:font-name-complex="Times New Roman"/>
    </style:style>
    <style:style style:name="P74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T75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76" style:parent-style-name="DefaultParagraphFont" style:family="text">
      <style:text-properties style:font-name="Times New Roman" style:font-name-complex="Times New Roman"/>
    </style:style>
    <style:style style:name="T77" style:parent-style-name="DefaultParagraphFont" style:family="text">
      <style:text-properties style:font-name="Times New Roman" style:font-name-complex="Times New Roman"/>
    </style:style>
    <style:style style:name="P78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T79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80" style:parent-style-name="DefaultParagraphFont" style:family="text">
      <style:text-properties style:font-name="Times New Roman" style:font-name-complex="Times New Roman"/>
    </style:style>
    <style:style style:name="T81" style:parent-style-name="DefaultParagraphFont" style:family="text">
      <style:text-properties style:font-name="Times New Roman" style:font-name-complex="Times New Roman"/>
    </style:style>
    <style:style style:name="P82" style:parent-style-name="Normal" style:family="paragraph">
      <style:paragraph-properties fo:break-before="page"/>
      <style:text-properties style:font-name="Times New Roman" style:font-name-complex="Times New Roman"/>
    </style:style>
    <style:style style:name="P83" style:parent-style-name="Heading1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84" style:parent-style-name="Normal" style:family="paragraph">
      <style:text-properties style:font-name="Times New Roman" style:font-name-complex="Times New Roman"/>
    </style:style>
    <style:style style:name="P85" style:parent-style-name="Heading1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86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87" style:parent-style-name="DefaultParagraphFont" style:family="text">
      <style:text-properties style:font-name="Times New Roman" style:font-name-complex="Times New Roman"/>
    </style:style>
    <style:style style:name="T88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89" style:parent-style-name="DefaultParagraphFont" style:family="text">
      <style:text-properties style:font-name="Times New Roman" style:font-name-complex="Times New Roman"/>
    </style:style>
    <style:style style:name="T90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91" style:parent-style-name="DefaultParagraphFont" style:family="text">
      <style:text-properties style:font-name="Times New Roman" style:font-name-complex="Times New Roman"/>
    </style:style>
    <style:style style:name="P92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ListParagraph" style:list-style-name="LFO1" style:family="paragraph">
      <style:text-properties style:font-name="Times New Roman" style:font-name-complex="Times New Roman"/>
    </style:style>
    <style:style style:name="P95" style:parent-style-name="ListParagraph" style:list-style-name="LFO1" style:family="paragraph">
      <style:text-properties style:font-name="Times New Roman" style:font-name-complex="Times New Roman"/>
    </style:style>
    <style:style style:name="P96" style:parent-style-name="ListParagraph" style:list-style-name="LFO1" style:family="paragraph"/>
    <style:style style:name="T97" style:parent-style-name="DefaultParagraphFont" style:family="text">
      <style:text-properties style:font-name="Times New Roman" style:font-name-complex="Times New Roman"/>
    </style:style>
    <style:style style:name="T9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9" style:parent-style-name="DefaultParagraphFont" style:family="text">
      <style:text-properties style:font-name="Times New Roman" style:font-name-complex="Times New Roman"/>
    </style:style>
    <style:style style:name="T100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01" style:parent-style-name="DefaultParagraphFont" style:family="text">
      <style:text-properties style:font-name="Times New Roman" style:font-name-complex="Times New Roman"/>
    </style:style>
    <style:style style:name="P102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03" style:parent-style-name="Normal" style:family="paragraph">
      <style:text-properties style:font-name="Times New Roman" style:font-name-complex="Times New Roman"/>
    </style:style>
    <style:style style:name="P104" style:parent-style-name="ListParagraph" style:list-style-name="LFO1" style:family="paragraph">
      <style:text-properties style:font-name="Times New Roman" style:font-name-complex="Times New Roman"/>
    </style:style>
    <style:style style:name="P105" style:parent-style-name="ListParagraph" style:list-style-name="LFO1" style:family="paragraph">
      <style:text-properties style:font-name="Times New Roman" style:font-name-complex="Times New Roman"/>
    </style:style>
    <style:style style:name="P106" style:parent-style-name="Heading1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07" style:parent-style-name="Normal" style:family="paragraph">
      <style:text-properties style:font-name="Times New Roman" style:font-name-complex="Times New Roman"/>
    </style:style>
    <style:style style:name="P108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09" style:parent-style-name="Normal" style:family="paragraph">
      <style:text-properties style:font-name="Times New Roman" style:font-name-complex="Times New Roman"/>
    </style:style>
    <style:style style:name="T110" style:parent-style-name="DefaultParagraphFont" style:family="text">
      <style:text-properties style:font-name="Times New Roman" style:font-name-complex="Times New Roman"/>
    </style:style>
    <style:style style:name="T1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2" style:parent-style-name="DefaultParagraphFont" style:family="text">
      <style:text-properties style:font-name="Times New Roman" style:font-name-complex="Times New Roman"/>
    </style:style>
    <style:style style:name="T113" style:parent-style-name="DefaultParagraphFont" style:family="text">
      <style:text-properties style:font-name="Times New Roman" style:font-name-complex="Times New Roman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5" style:parent-style-name="DefaultParagraphFont" style:family="text">
      <style:text-properties style:font-name="Times New Roman" style:font-name-complex="Times New Roman"/>
    </style:style>
    <style:style style:name="P116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17" style:parent-style-name="Normal" style:family="paragraph">
      <style:text-properties style:font-name="Times New Roman" style:font-name-complex="Times New Roman"/>
    </style:style>
    <style:style style:name="T118" style:parent-style-name="DefaultParagraphFont" style:family="text">
      <style:text-properties style:font-name="Times New Roman" style:font-name-complex="Times New Roman"/>
    </style:style>
    <style:style style:name="T11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0" style:parent-style-name="DefaultParagraphFont" style:family="text">
      <style:text-properties style:font-name="Times New Roman" style:font-name-complex="Times New Roman"/>
    </style:style>
    <style:style style:name="T121" style:parent-style-name="DefaultParagraphFont" style:family="text">
      <style:text-properties style:font-name="Times New Roman" style:font-name-complex="Times New Roman"/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3" style:parent-style-name="DefaultParagraphFont" style:family="text">
      <style:text-properties style:font-name="Times New Roman" style:font-name-complex="Times New Roman"/>
    </style:style>
    <style:style style:name="P124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25" style:parent-style-name="Normal" style:family="paragraph">
      <style:text-properties style:font-name="Times New Roman" style:font-name-complex="Times New Roman"/>
    </style:style>
    <style:style style:name="T126" style:parent-style-name="DefaultParagraphFont" style:family="text">
      <style:text-properties style:font-name="Times New Roman" style:font-name-complex="Times New Roman"/>
    </style:style>
    <style:style style:name="T12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8" style:parent-style-name="DefaultParagraphFont" style:family="text">
      <style:text-properties style:font-name="Times New Roman" style:font-name-complex="Times New Roman"/>
    </style:style>
    <style:style style:name="T129" style:parent-style-name="DefaultParagraphFont" style:family="text">
      <style:text-properties style:font-name="Times New Roman" style:font-name-complex="Times New Roman"/>
    </style:style>
    <style:style style:name="T13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1" style:parent-style-name="DefaultParagraphFont" style:family="text">
      <style:text-properties style:font-name="Times New Roman" style:font-name-complex="Times New Roman"/>
    </style:style>
    <style:style style:name="P132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33" style:parent-style-name="Normal" style:family="paragraph">
      <style:text-properties style:font-name="Times New Roman" style:font-name-complex="Times New Roman"/>
    </style:style>
    <style:style style:name="T134" style:parent-style-name="DefaultParagraphFont" style:family="text">
      <style:text-properties style:font-name="Times New Roman" style:font-name-complex="Times New Roman"/>
    </style:style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6" style:parent-style-name="DefaultParagraphFont" style:family="text">
      <style:text-properties style:font-name="Times New Roman" style:font-name-complex="Times New Roman"/>
    </style:style>
    <style:style style:name="T137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38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0" style:parent-style-name="DefaultParagraphFont" style:family="text">
      <style:text-properties style:font-name="Times New Roman" style:font-name-complex="Times New Roman"/>
    </style:style>
    <style:style style:name="P141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42" style:parent-style-name="Normal" style:family="paragraph">
      <style:text-properties style:font-name="Times New Roman" style:font-name-complex="Times New Roman"/>
    </style:style>
    <style:style style:name="T143" style:parent-style-name="DefaultParagraphFont" style:family="text">
      <style:text-properties style:font-name="Times New Roman" style:font-name-complex="Times New Roman"/>
    </style:style>
    <style:style style:name="T14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5" style:parent-style-name="DefaultParagraphFont" style:family="text">
      <style:text-properties style:font-name="Times New Roman" style:font-name-complex="Times New Roman"/>
    </style:style>
    <style:style style:name="T146" style:parent-style-name="DefaultParagraphFont" style:family="text">
      <style:text-properties style:font-name="Times New Roman" style:font-name-complex="Times New Roman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8" style:parent-style-name="DefaultParagraphFont" style:family="text">
      <style:text-properties style:font-name="Times New Roman" style:font-name-complex="Times New Roman"/>
    </style:style>
    <style:style style:name="P149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50" style:parent-style-name="Normal" style:family="paragraph">
      <style:text-properties style:font-name="Times New Roman" style:font-name-complex="Times New Roman"/>
    </style:style>
    <style:style style:name="T151" style:parent-style-name="DefaultParagraphFont" style:family="text">
      <style:text-properties style:font-name="Times New Roman" style:font-name-complex="Times New Roman"/>
    </style:style>
    <style:style style:name="T15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3" style:parent-style-name="DefaultParagraphFont" style:family="text">
      <style:text-properties style:font-name="Times New Roman" style:font-name-complex="Times New Roman"/>
    </style:style>
    <style:style style:name="T154" style:parent-style-name="DefaultParagraphFont" style:family="text">
      <style:text-properties style:font-name="Times New Roman" style:font-name-complex="Times New Roman"/>
    </style:style>
    <style:style style:name="T15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6" style:parent-style-name="DefaultParagraphFont" style:family="text">
      <style:text-properties style:font-name="Times New Roman" style:font-name-complex="Times New Roman"/>
    </style:style>
    <style:style style:name="P157" style:parent-style-name="Heading1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58" style:parent-style-name="Normal" style:family="paragraph">
      <style:text-properties style:font-name="Times New Roman" style:font-name-complex="Times New Roman"/>
    </style:style>
    <style:style style:name="P159" style:parent-style-name="Heading1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160" style:parent-style-name="DefaultParagraphFont" style:family="text">
      <style:text-properties style:font-name="Times New Roman" style:font-name-complex="Times New Roman"/>
    </style:style>
    <style:style style:name="T161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62" style:parent-style-name="DefaultParagraphFont" style:family="text">
      <style:text-properties style:font-name="Times New Roman" style:font-name-complex="Times New Roman"/>
    </style:style>
    <style:style style:name="T163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64" style:parent-style-name="Hyperlink" style:family="text">
      <style:text-properties style:font-name="Times New Roman" style:font-name-complex="Times New Roman"/>
    </style:style>
    <style:style style:name="T165" style:parent-style-name="Hyperlink" style:family="text">
      <style:text-properties style:font-name="Times New Roman" style:font-name-complex="Times New Roman"/>
    </style:style>
    <style:style style:name="T166" style:parent-style-name="Hyperlink" style:family="text">
      <style:text-properties style:font-name="Times New Roman" style:font-name-complex="Times New Roman"/>
    </style:style>
    <style:style style:name="T167" style:parent-style-name="DefaultParagraphFont" style:family="text">
      <style:text-properties style:font-name="Times New Roman" style:font-name-complex="Times New Roman"/>
    </style:style>
    <style:style style:name="T168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69" style:parent-style-name="DefaultParagraphFont" style:family="text">
      <style:text-properties style:font-name="Times New Roman" style:font-name-complex="Times New Roman"/>
    </style:style>
    <style:style style:name="T170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71" style:parent-style-name="DefaultParagraphFont" style:family="text">
      <style:text-properties style:font-name="Times New Roman" style:font-name-complex="Times New Roman"/>
    </style:style>
    <style:style style:name="T172" style:parent-style-name="Hyperlink" style:family="text">
      <style:text-properties style:font-name="Times New Roman" style:font-name-complex="Times New Roman"/>
    </style:style>
    <style:style style:name="T173" style:parent-style-name="Hyperlink" style:family="text">
      <style:text-properties style:font-name="Times New Roman" style:font-name-complex="Times New Roman"/>
    </style:style>
    <style:style style:name="T174" style:parent-style-name="Hyperlink" style:family="text">
      <style:text-properties style:font-name="Times New Roman" style:font-name-complex="Times New Roman"/>
    </style:style>
    <style:style style:name="T175" style:parent-style-name="DefaultParagraphFont" style:family="text">
      <style:text-properties style:font-name="Times New Roman" style:font-name-complex="Times New Roman"/>
    </style:style>
    <style:style style:name="T176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77" style:parent-style-name="DefaultParagraphFont" style:family="text">
      <style:text-properties style:font-name="Times New Roman" style:font-name-complex="Times New Roman"/>
    </style:style>
    <style:style style:name="T178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79" style:parent-style-name="DefaultParagraphFont" style:family="text">
      <style:text-properties style:font-name="Times New Roman" style:font-name-complex="Times New Roman"/>
    </style:style>
    <style:style style:name="T180" style:parent-style-name="DefaultParagraphFont" style:family="text">
      <style:text-properties style:font-name="Times New Roman" style:font-name-complex="Times New Roman"/>
    </style:style>
    <style:style style:name="T181" style:parent-style-name="Hyperlink" style:family="text">
      <style:text-properties style:font-name="Times New Roman" style:font-name-complex="Times New Roman"/>
    </style:style>
    <style:style style:name="T182" style:parent-style-name="Hyperlink" style:family="text">
      <style:text-properties style:font-name="Times New Roman" style:font-name-complex="Times New Roman"/>
    </style:style>
    <style:style style:name="T183" style:parent-style-name="Hyperlink" style:family="text">
      <style:text-properties style:font-name="Times New Roman" style:font-name-complex="Times New Roman"/>
    </style:style>
    <style:style style:name="T184" style:parent-style-name="DefaultParagraphFont" style:family="text">
      <style:text-properties style:font-name="Times New Roman" style:font-name-complex="Times New Roman"/>
    </style:style>
    <style:style style:name="T185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86" style:parent-style-name="DefaultParagraphFont" style:family="text">
      <style:text-properties style:font-name="Times New Roman" style:font-name-complex="Times New Roman"/>
    </style:style>
    <style:style style:name="T187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188" style:parent-style-name="DefaultParagraphFont" style:family="text">
      <style:text-properties style:font-name="Times New Roman" style:font-name-complex="Times New Roman"/>
    </style:style>
    <style:style style:name="T189" style:parent-style-name="Hyperlink" style:family="text">
      <style:text-properties style:font-name="Times New Roman" style:font-name-complex="Times New Roman"/>
    </style:style>
    <style:style style:name="T190" style:parent-style-name="Hyperlink" style:family="text">
      <style:text-properties style:font-name="Times New Roman" style:font-name-complex="Times New Roman"/>
    </style:style>
    <style:style style:name="T191" style:parent-style-name="Hyperlink" style:family="text">
      <style:text-properties style:font-name="Times New Roman" style:font-name-complex="Times New Roman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156082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g draw:z-index="251662336" draw:name="Group 51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/text:span><text:span text:style-name="T3"><draw:frame draw:z-index="251660288" draw:id="id3" draw:style-name="a4" draw:name="Text Box 52" text:anchor-type="paragraph" svg:x="0.25069in" svg:y="8.99792in" svg:width="7.99861in" svg:height="1.00278in" style:rel-width="scale" style:rel-height="scale"><draw:text-box><text:p text:style-name="P4"><text:span text:style-name="T5">Malamski,Dimitar D.S.</text:span></text:p><text:p text:style-name="P6"><text:span text:style-name="T7">mitemalamata@gmail.com</text:span></text:p></draw:text-box><svg:title/><svg:desc/></draw:frame></text:span><text:span text:style-name="T8"><draw:frame draw:z-index="251661312" draw:id="id4" draw:style-name="a5" draw:name="Text Box 53" text:anchor-type="paragraph" svg:x="0.25069in" svg:y="7.7in" svg:width="7.99861in" svg:height="0.58333in" style:rel-width="scale" style:rel-height="scale"><draw:text-box><text:p text:style-name="P9">Additional info:</text:p><text:p text:style-name="P10"><text:span text:style-name="T11">Done for Semester 2, software engineering at Fontys ICT, Eindhoven, The</text:span><text:span text:style-name="T12"><text:line-break/></text:span><text:span text:style-name="T13">Netherlands</text:span></text:p></draw:text-box><svg:title/><svg:desc/></draw:frame></text:span><text:span text:style-name="T14"><draw:frame draw:z-index="251659264" draw:id="id5" draw:style-name="a6" draw:name="Text Box 54" text:anchor-type="paragraph" svg:x="0.25069in" svg:y="3.3in" svg:width="7.99861in" svg:height="3.98611in" style:rel-width="scale" style:rel-height="scale"><draw:text-box><text:p text:style-name="P15"><text:span text:style-name="T16">Testing Strategies</text:span></text:p><text:p text:style-name="P17"><text:span text:style-name="T18">Created By: Dimitar Malamski</text:span></text:p></draw:text-box><svg:title/><svg:desc/></draw:frame></text:span></text:p>
      <text:p text:style-name="P19"/>
      <text:p text:style-name="TOCHeading"/>
      <text:p text:style-name="P20"/>
      <text:p text:style-name="P21"/>
      <text:p text:style-name="P22"/>
      <text:p text:style-name="P23"/>
      <text:p text:style-name="P24"/>
      <text:p text:style-name="P25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><text:a xlink:href="#_Toc201165896" office:target-frame-name="_top" xlink:show="replace"><text:span text:style-name="T27">Abstract</text:span><text:span text:style-name="T28"><text:tab/></text:span><text:span text:style-name="T29">2</text:span></text:a></text:p>
          <text:p text:style-name="P30"><text:a xlink:href="#_Toc201165897" office:target-frame-name="_top" xlink:show="replace"><text:span text:style-name="T31">Testing Strategy Used In My Project ( Eventflow )</text:span><text:span text:style-name="T32"><text:tab/></text:span><text:span text:style-name="T33">2</text:span></text:a></text:p>
          <text:p text:style-name="P34"><text:a xlink:href="#_Toc201165898" office:target-frame-name="_top" xlink:show="replace"><text:span text:style-name="T35">Overview</text:span><text:span text:style-name="T36"><text:tab/></text:span><text:span text:style-name="T37">2</text:span></text:a></text:p>
          <text:p text:style-name="P38"><text:a xlink:href="#_Toc201165899" office:target-frame-name="_top" xlink:show="replace"><text:span text:style-name="T39">Justification</text:span><text:span text:style-name="T40"><text:tab/></text:span><text:span text:style-name="T41">2</text:span></text:a></text:p>
          <text:p text:style-name="P42"><text:a xlink:href="#_Toc201165900" office:target-frame-name="_top" xlink:show="replace"><text:span text:style-name="T43">Limitations</text:span><text:span text:style-name="T44"><text:tab/></text:span><text:span text:style-name="T45">2</text:span></text:a></text:p>
          <text:p text:style-name="P46"><text:a xlink:href="#_Toc201165901" office:target-frame-name="_top" xlink:show="replace"><text:span text:style-name="T47">Testing Strategies</text:span><text:span text:style-name="T48"><text:tab/></text:span><text:span text:style-name="T49">2</text:span></text:a></text:p>
          <text:p text:style-name="P50"><text:a xlink:href="#_Toc201165902" office:target-frame-name="_top" xlink:show="replace"><text:span text:style-name="T51">Test Pyramid Strategy</text:span><text:span text:style-name="T52"><text:tab/></text:span><text:span text:style-name="T53">2</text:span></text:a></text:p>
          <text:p text:style-name="P54"><text:a xlink:href="#_Toc201165903" office:target-frame-name="_top" xlink:show="replace"><text:span text:style-name="T55">End-To-End ( E2E ) Testing Strategy</text:span><text:span text:style-name="T56"><text:tab/></text:span><text:span text:style-name="T57">3</text:span></text:a></text:p>
          <text:p text:style-name="P58"><text:a xlink:href="#_Toc201165904" office:target-frame-name="_top" xlink:show="replace"><text:span text:style-name="T59">Integration Testing Strategy</text:span><text:span text:style-name="T60"><text:tab/></text:span><text:span text:style-name="T61">3</text:span></text:a></text:p>
          <text:p text:style-name="P62"><text:a xlink:href="#_Toc201165905" office:target-frame-name="_top" xlink:show="replace"><text:span text:style-name="T63">Test-Driven Development ( TDD )</text:span><text:span text:style-name="T64"><text:tab/></text:span><text:span text:style-name="T65">3</text:span></text:a></text:p>
          <text:p text:style-name="P66"><text:a xlink:href="#_Toc201165906" office:target-frame-name="_top" xlink:show="replace"><text:span text:style-name="T67">Behavior-Driven Development ( BDD )</text:span><text:span text:style-name="T68"><text:tab/></text:span><text:span text:style-name="T69">3</text:span></text:a></text:p>
          <text:p text:style-name="P70"><text:a xlink:href="#_Toc201165907" office:target-frame-name="_top" xlink:show="replace"><text:span text:style-name="T71">Risk-Based Testing</text:span><text:span text:style-name="T72"><text:tab/></text:span><text:span text:style-name="T73">3</text:span></text:a></text:p>
          <text:p text:style-name="P74"><text:a xlink:href="#_Toc201165908" office:target-frame-name="_top" xlink:show="replace"><text:span text:style-name="T75">Conclusion</text:span><text:span text:style-name="T76"><text:tab/></text:span><text:span text:style-name="T77">3</text:span></text:a></text:p>
          <text:p text:style-name="P78"><text:a xlink:href="#_Toc201165909" office:target-frame-name="_top" xlink:show="replace"><text:span text:style-name="T79">References</text:span><text:span text:style-name="T80"><text:tab/></text:span><text:span text:style-name="T81">4</text:span></text:a></text:p>
        </text:index-body>
      </text:table-of-content>
      <text:p text:style-name="Normal"/>
      <text:p text:style-name="P82"/>
      <text:h text:style-name="P83" text:outline-level="1"><text:bookmark-start text:name="_Toc201165896"/><text:soft-page-break/>Abstract<text:bookmark-end text:name="_Toc201165896"/></text:h>
      <text:p text:style-name="P84">The purpose of this document is to explore the different testing strategies used in software development. I will start by talking about the ones I used in my individual assignment and move on to other ones people use in certain scenarios. Moreover, I will support the listing with pros and cons so we can compare the different approaches.</text:p>
      <text:h text:style-name="P85" text:outline-level="1"><text:bookmark-start text:name="_Toc201165897"/>Testing Strategy Used In My Project ( Eventflow )<text:bookmark-end text:name="_Toc201165897"/></text:h>
      <text:h text:style-name="P86" text:outline-level="2"><text:bookmark-start text:name="_Toc201165898"/>Overview<text:bookmark-end text:name="_Toc201165898"/></text:h>
      <text:p text:style-name="Normal"><text:span text:style-name="T87">In my project, I applied an isolated unit testing strategy, which involves testing individual components - in this case, the service layer - without relying on external dependencies such as databases or user interfaces. The tests were written using MSTest<text:s/></text:span><text:span text:style-name="T88">(Microsoft, 2023),</text:span><text:span text:style-name="T89"><text:s/>with repository dependencies mocked using Moq<text:s/></text:span><text:span text:style-name="T90">(Abramov, n.d.)</text:span><text:span text:style-name="T91">. No actual database calls were made, ensuring fast and deterministic results. The focus was on logic correctness and edge case handling.</text:span></text:p>
      <text:h text:style-name="P92" text:outline-level="2"><text:bookmark-start text:name="_Toc201165899"/>Justification<text:bookmark-end text:name="_Toc201165899"/></text:h>
      <text:p text:style-name="P93">This strategy was chosen for the following reasons:</text:p>
      <text:list text:style-name="LFO1" text:continue-numbering="true">
        <text:list-item>
          <text:p text:style-name="P94">The service layer contains core business logic, making it ideal for focused testing</text:p>
        </text:list-item>
        <text:list-item>
          <text:p text:style-name="P95">By mocking repositories, I ensured that tests are repeatable and do not fail due to external factors like database availability</text:p>
        </text:list-item>
        <text:list-item>
          <text:p text:style-name="P96"><text:span text:style-name="T97">This approach aligns with the "</text:span><text:span text:style-name="T98">test pyramid</text:span><text:span text:style-name="T99">" concept<text:s/></text:span><text:span text:style-name="T100">(Fowler, 2012),</text:span><text:span text:style-name="T101"><text:s/>placing more emphasis on unit testing, which is faster and more maintainable</text:span></text:p>
        </text:list-item>
      </text:list>
      <text:h text:style-name="P102" text:outline-level="2"><text:bookmark-start text:name="_Toc201165900"/>Limitations<text:bookmark-end text:name="_Toc201165900"/></text:h>
      <text:p text:style-name="P103">While this strategy is effective for testing the internal logic, it lacks real-world interaction coverage:</text:p>
      <text:list text:style-name="LFO1" text:continue-numbering="true">
        <text:list-item>
          <text:p text:style-name="P104">UI elements and controller classes were not tested</text:p>
        </text:list-item>
        <text:list-item>
          <text:p text:style-name="P105">No integration-level or end-to-end testing was performed, which limits the ability to detects issues related to the user flow</text:p>
        </text:list-item>
      </text:list>
      <text:h text:style-name="P106" text:outline-level="1"><text:bookmark-start text:name="_Toc201165901"/>Testing Strategies<text:bookmark-end text:name="_Toc201165901"/></text:h>
      <text:p text:style-name="P107">Here I will list common testing strategies with few pros and cons related to them:</text:p>
      <text:h text:style-name="P108" text:outline-level="2"><text:bookmark-start text:name="_Toc201165902"/>Test Pyramid Strategy<text:bookmark-end text:name="_Toc201165902"/></text:h>
      <text:p text:style-name="P109">This strategy is related to having many unit tests, fewer integration tests and even fewer end-to-end tests.<text:s/></text:p>
      <text:p text:style-name="Normal"><text:span text:style-name="T110"><text:tab/></text:span><text:span text:style-name="T111">Pros:<text:s/></text:span><text:span text:style-name="T112">Fast, stable, and maintainable test files</text:span></text:p>
      <text:p text:style-name="Normal"><text:span text:style-name="T113"><text:tab/></text:span><text:span text:style-name="T114">Cons:<text:s/></text:span><text:span text:style-name="T115">Requires careful test layering to avoid gaps or redundancy</text:span></text:p>
      <text:h text:style-name="P116" text:outline-level="2"><text:bookmark-start text:name="_Toc201165903"/>End-To-End ( E2E ) Testing Strategy<text:bookmark-end text:name="_Toc201165903"/></text:h>
      <text:p text:style-name="P117">It tests the full application stack. From the user interface layer down to the database layer</text:p>
      <text:soft-page-break/>
      <text:p text:style-name="Normal"><text:span text:style-name="T118"><text:tab/></text:span><text:span text:style-name="T119">Pros:<text:s/></text:span><text:span text:style-name="T120">Highly used in most real-world companies. Good at detecting issues</text:span></text:p>
      <text:p text:style-name="Normal"><text:span text:style-name="T121"><text:tab/></text:span><text:span text:style-name="T122">Cons:<text:s/></text:span><text:span text:style-name="T123">Slow to run. Requires a complex setup (Koskela, 2013)</text:span></text:p>
      <text:h text:style-name="P124" text:outline-level="2"><text:bookmark-start text:name="_Toc201165904"/>Integration Testing Strategy<text:bookmark-end text:name="_Toc201165904"/></text:h>
      <text:p text:style-name="P125">Verifies interactions between the different components in the application, for example service -&gt; database</text:p>
      <text:p text:style-name="Normal"><text:span text:style-name="T126"><text:tab/></text:span><text:span text:style-name="T127">Pros:<text:s/></text:span><text:span text:style-name="T128">Ensure components run perfectly with each other</text:span></text:p>
      <text:p text:style-name="Normal"><text:span text:style-name="T129"><text:tab/></text:span><text:span text:style-name="T130">Cons:<text:s/></text:span><text:span text:style-name="T131">Much slower compared to regular unit testing</text:span></text:p>
      <text:h text:style-name="P132" text:outline-level="2"><text:bookmark-start text:name="_Toc201165905"/>Test-Driven Development ( TDD )<text:bookmark-end text:name="_Toc201165905"/></text:h>
      <text:p text:style-name="P133">This philosophy revolves around making the tests before actually starting to implement any cod</text:p>
      <text:p text:style-name="Normal"><text:span text:style-name="T134"><text:tab/></text:span><text:span text:style-name="T135">Pros:<text:s/></text:span><text:span text:style-name="T136">Encourages cleaner design, higher test coverage percentage, and fewer bugs<text:s/></text:span><text:span text:style-name="T137">( Beck, 2003 )</text:span></text:p>
      <text:p text:style-name="Normal"><text:span text:style-name="T138"><text:tab/></text:span><text:span text:style-name="T139">Cons:<text:s/></text:span><text:span text:style-name="T140">Slow down the project process and may not fit in many projects deadlines</text:span></text:p>
      <text:h text:style-name="P141" text:outline-level="2"><text:bookmark-start text:name="_Toc201165906"/>Behavior-Driven Development ( BDD )<text:bookmark-end text:name="_Toc201165906"/></text:h>
      <text:p text:style-name="P142">This is mostly documentation related methodology. It is basically and extension to the TDD that uses a natural human language to communicate the testing process to the stakeholders</text:p>
      <text:p text:style-name="Normal"><text:span text:style-name="T143"><text:tab/></text:span><text:span text:style-name="T144">Pros:<text:s/></text:span><text:span text:style-name="T145">Easier communication with the stakeholders</text:span></text:p>
      <text:p text:style-name="Normal"><text:span text:style-name="T146"><text:tab/></text:span><text:span text:style-name="T147">Cons:<text:s/></text:span><text:span text:style-name="T148">Can be overwhelming to the stakeholders if not done correctly</text:span></text:p>
      <text:h text:style-name="P149" text:outline-level="2"><text:bookmark-start text:name="_Toc201165907"/>Risk-Based Testing<text:bookmark-end text:name="_Toc201165907"/></text:h>
      <text:p text:style-name="P150">Prioritizes testing efforts based on business risk</text:p>
      <text:p text:style-name="Normal"><text:span text:style-name="T151"><text:tab/></text:span><text:span text:style-name="T152">Pros:<text:s/></text:span><text:span text:style-name="T153">Maximizes return on testing investment.</text:span></text:p>
      <text:p text:style-name="Normal"><text:span text:style-name="T154"><text:tab/></text:span><text:span text:style-name="T155">Cons:<text:s/></text:span><text:span text:style-name="T156">Relies heavily on subjective risk analysis</text:span></text:p>
      <text:h text:style-name="P157" text:outline-level="1"><text:bookmark-start text:name="_Toc201165908"/>Conclusion<text:bookmark-end text:name="_Toc201165908"/></text:h>
      <text:p text:style-name="P158">Going with the isolated unit testing strategy is a decent approach for the current state of my education, but it should definitely be improved in future projects. A codebase should have several integration tests that can target the compatibility between the different application components as well as edge-case scenarios. Depending on the goals of the team and the project deadlines, there is a testing strategy that meets all the needed requirements for it.</text:p>
      <text:h text:style-name="P159" text:outline-level="1"><text:bookmark-start text:name="_Toc201165909"/>References<text:bookmark-end text:name="_Toc201165909"/></text:h>
      <text:p text:style-name="Normal"><text:span text:style-name="T160">Abramov, K. (n.d.).<text:s/></text:span><text:span text:style-name="T161">Moq - The most popular and friendly mocking library for .NET</text:span><text:span text:style-name="T162">.<text:s/></text:span><text:span text:style-name="T163">GitHub. Retrieved from<text:s/></text:span><text:a xlink:href="https://github.com/moq/moq4" office:target-frame-name="_new" xlink:show="replace"><text:span text:style-name="T164">https://github.com/moq/m</text:span><text:bookmark-start text:name="_Hlt201165719"/><text:bookmark-start text:name="_Hlt201165720"/><text:span text:style-name="T165">o</text:span><text:bookmark-end text:name="_Hlt201165719"/><text:bookmark-end text:name="_Hlt201165720"/><text:span text:style-name="T166">q4</text:span></text:a></text:p>
      <text:p text:style-name="Normal"><text:span text:style-name="T167">Fowler, M. (2012).<text:s/></text:span><text:span text:style-name="T168">Test pyramid</text:span><text:span text:style-name="T169">. MartinFowler.com</text:span><text:span text:style-name="T170">. Retrieved from</text:span><text:span text:style-name="T171"><text:s/></text:span><text:a xlink:href="https://martinfowler.com/bliki/TestPyramid.html" office:target-frame-name="_top" xlink:show="replace"><text:span text:style-name="T172">https://martinfowl</text:span><text:bookmark-start text:name="_Hlt201165764"/><text:bookmark-start text:name="_Hlt201165765"/><text:span text:style-name="T173">e</text:span><text:bookmark-end text:name="_Hlt201165764"/><text:bookmark-end text:name="_Hlt201165765"/><text:span text:style-name="T174">r.com/bliki/TestPyramid.html</text:span></text:a></text:p>
      <text:soft-page-break/>
      <text:p text:style-name="Normal"><text:span text:style-name="T175">Koskela, L. (2013).<text:s/></text:span><text:span text:style-name="T176">Test Driven: Practical TDD and Acceptance TDD for Java Developers</text:span><text:span text:style-name="T177">.<text:s/></text:span><text:span text:style-name="T178">Manning Publications</text:span><text:span text:style-name="T179">.</text:span><text:span text:style-name="T180"><text:s/></text:span><text:a xlink:href="https://www.manning.com/books/test-driven" office:target-frame-name="_top" xlink:show="replace"><text:span text:style-name="T181">https://www.manning.com/book</text:span><text:bookmark-start text:name="_Hlt201165794"/><text:bookmark-start text:name="_Hlt201165795"/><text:span text:style-name="T182">s</text:span><text:bookmark-end text:name="_Hlt201165794"/><text:bookmark-end text:name="_Hlt201165795"/><text:span text:style-name="T183">/test-driven</text:span></text:a></text:p>
      <text:p text:style-name="Normal"><text:span text:style-name="T184">Microsoft. (2023).<text:s/></text:span><text:span text:style-name="T185">Unit testing in .NET with MSTest</text:span><text:span text:style-name="T186">.<text:s/></text:span><text:span text:style-name="T187">Microsoft Learn. Retrieved from</text:span><text:span text:style-name="T188"><text:s/></text:span><text:a xlink:href="https://learn.microsoft.com/en-us/dotnet/core/testing/unit-testing-with-mstest" office:target-frame-name="_new" xlink:show="replace"><text:span text:style-name="T189">https://learn.microsoft.com/en-us/dotnet/core/tes</text:span><text:bookmark-start text:name="_Hlt201165819"/><text:bookmark-start text:name="_Hlt201165820"/><text:span text:style-name="T190">t</text:span><text:bookmark-end text:name="_Hlt201165819"/><text:bookmark-end text:name="_Hlt201165820"/><text:span text:style-name="T191">ing/unit-testing-with-mstest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07%"/>
      <style:text-properties style:letter-kerning="false" fo:font-size="16pt" style:font-size-asian="16pt" style:font-size-complex="16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fill-image draw:name="a1" xlink:href="media/image1.png" xlink:show="embed" xlink:actuate="onLoad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esting Strategies</dc:title>
    <dc:description/>
    <dc:subject>Created By: Dimitar Malamski</dc:subject>
    <meta:initial-creator>Malamski,Dimitar D.S.</meta:initial-creator>
    <dc:creator>Malamski,Dimitar D.S.</dc:creator>
    <meta:creation-date>2025-06-18T16:32:00Z</meta:creation-date>
    <dc:date>2025-06-18T17:06:00Z</dc:date>
    <meta:template xlink:href="Normal.dotm" xlink:type="simple"/>
    <meta:editing-cycles>12</meta:editing-cycles>
    <meta:editing-duration>PT2040S</meta:editing-duration>
    <meta:document-statistic meta:page-count="5" meta:paragraph-count="11" meta:word-count="878" meta:character-count="5872" meta:row-count="41" meta:non-whitespace-character-count="5005"/>
  </office:meta>
</office:document-meta>
</file>